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11111" draw:textarea-horizontal-align="justify" draw:textarea-vertical-align="middle" draw:auto-grow-height="false" fo:min-height="3.179cm" fo:min-width="18.5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1.401cm" fo:min-width="18.5cm"/>
    </style:style>
    <style:style style:name="gr3" style:family="graphic" style:parent-style-name="standard">
      <style:graphic-properties draw:fill-color="#111111" draw:textarea-horizontal-align="justify" draw:textarea-vertical-align="middle" draw:auto-grow-height="false" fo:min-height="3.179cm" fo:min-width="18.5cm"/>
    </style:style>
    <style:style style:name="gr4" style:family="graphic" style:parent-style-name="standard">
      <style:graphic-properties draw:fill-color="#0066cc" draw:textarea-horizontal-align="justify" draw:textarea-vertical-align="middle" draw:auto-grow-height="false" fo:min-height="12.196cm" fo:min-width="10.041cm"/>
    </style:style>
    <style:style style:name="gr5" style:family="graphic" style:parent-style-name="standard">
      <style:graphic-properties draw:fill-color="#0066cc" draw:textarea-horizontal-align="justify" draw:textarea-vertical-align="middle" draw:auto-grow-height="false" fo:min-height="5.719cm" fo:min-width="5.596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7.755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5.465cm" fo:min-width="7.755cm"/>
    </style:style>
    <style:style style:name="gr8" style:family="graphic" style:parent-style-name="standard">
      <style:graphic-properties svg:stroke-color="#000000" draw:fill-color="#999999" draw:textarea-horizontal-align="justify" draw:textarea-vertical-align="middle" draw:auto-grow-height="false" fo:min-height="0.766cm" fo:min-width="3.564cm"/>
    </style:style>
    <style:style style:name="gr9" style:family="graphic" style:parent-style-name="standard">
      <style:graphic-properties draw:textarea-horizontal-align="justify" draw:textarea-vertical-align="middle" draw:auto-grow-height="false" fo:min-height="3.522cm" fo:min-width="3.452cm"/>
    </style:style>
    <style:style style:name="P1" style:family="paragraph">
      <loext:graphic-properties draw:fill-color="#111111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111111"/>
      <style:paragraph-properties fo:text-align="center"/>
      <style:text-properties style:use-window-font-color="true"/>
    </style:style>
    <style:style style:name="P5" style:family="paragraph">
      <loext:graphic-properties draw:fill-color="#0066cc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T1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3.42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4.429cm">
          <text:p text:style-name="P2">&lt;menu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3.429cm" svg:x="1cm" svg:y="1cm">
          <text:p text:style-name="P2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26.273cm">
          <text:p text:style-name="P2">&lt;footer&gt;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0.541cm" svg:height="12.446cm" svg:x="5.445cm" svg:y="10.017cm">
          <text:p text:style-name="P2">&lt;article&gt;</text:p>
          <text:p text:style-name="P2">Présentation entrepris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9cm" svg:height="3.42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4.429cm">
          <text:p text:style-name="P2">&lt;menu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3.429cm" svg:x="1cm" svg:y="1cm">
          <text:p text:style-name="P2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26.273cm">
          <text:p text:style-name="P2">&lt;footer&gt;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096cm" svg:height="5.969cm" svg:x="2.651cm" svg:y="8.874cm">
          <text:p text:style-name="P2">Tableau 1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096cm" svg:height="5.969cm" svg:x="11.287cm" svg:y="8.874cm">
          <text:p text:style-name="P2">Tableau 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096cm" svg:height="5.969cm" svg:x="11.414cm" svg:y="16.875cm">
          <text:p text:style-name="P2">Tableau 4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096cm" svg:height="5.969cm" svg:x="2.778cm" svg:y="16.875cm">
          <text:p text:style-name="P2">Tableau 3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9cm" svg:height="3.42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4.429cm">
          <text:p text:style-name="P2">&lt;menu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3.429cm" svg:x="1cm" svg:y="1cm">
          <text:p text:style-name="P2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26.273cm">
          <text:p text:style-name="P2">&lt;footer&gt;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1.397cm" svg:x="6.334cm" svg:y="8.62cm">
          <text:p text:style-name="P2">Nom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1.397cm" svg:x="6.334cm" svg:y="10.525cm">
          <text:p text:style-name="P2">Prénom 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1.397cm" svg:x="6.334cm" svg:y="12.43cm">
          <text:p text:style-name="P2">Mail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1.397cm" svg:x="6.334cm" svg:y="14.335cm">
          <text:p text:style-name="P2">Téléphone (optionnel)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8.255cm" svg:height="5.715cm" svg:x="6.334cm" svg:y="16.494cm">
          <text:p text:style-name="P2">Messag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016cm" svg:x="8.747cm" svg:y="22.844cm">
          <text:p text:style-name="P2">Envoye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9cm" svg:height="3.42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4.429cm">
          <text:p text:style-name="P2">&lt;menu&gt;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cm" svg:height="3.429cm" svg:x="1cm" svg:y="1cm">
          <text:p text:style-name="P2"><text:span text:style-name="T1">&lt;header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9cm" svg:height="1.651cm" svg:x="1cm" svg:y="26.273cm">
          <text:p text:style-name="P2">&lt;footer&gt;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5.588cm" svg:height="5.334cm" svg:x="3.032cm" svg:y="7.985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588cm" svg:height="5.334cm" svg:x="11.922cm" svg:y="8.112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588cm" svg:height="5.334cm" svg:x="3.032cm" svg:y="16.367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588cm" svg:height="5.334cm" svg:x="12.303cm" svg:y="16.367cm">
          <text:p text:style-name="P2">ph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0T11:39:44.592419445</meta:creation-date>
    <meta:editing-duration>PT1M12S</meta:editing-duration>
    <meta:editing-cycles>2</meta:editing-cycles>
    <meta:generator>LibreOffice/5.1.6.2$Linux_X86_64 LibreOffice_project/10m0$Build-2</meta:generator>
    <dc:date>2017-03-20T11:40:38.396868835</dc:date>
    <meta:document-statistic meta:object-count="31"/>
  </office:meta>
</office:document-meta>
</file>